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a33f"/>
    </style:style>
    <style:style style:name="P2" style:family="paragraph" style:parent-style-name="Standard">
      <style:text-properties officeooo:paragraph-rsid="0020a6d6"/>
    </style:style>
    <style:style style:name="P3" style:family="paragraph" style:parent-style-name="Standard">
      <style:text-properties officeooo:paragraph-rsid="0021c98b"/>
    </style:style>
    <style:style style:name="P4" style:family="paragraph" style:parent-style-name="Standard">
      <style:text-properties officeooo:paragraph-rsid="002279bc"/>
    </style:style>
    <style:style style:name="P5" style:family="paragraph" style:parent-style-name="Standard">
      <style:text-properties officeooo:paragraph-rsid="00229999"/>
    </style:style>
    <style:style style:name="P6" style:family="paragraph" style:parent-style-name="Standard">
      <style:text-properties officeooo:paragraph-rsid="001fa33f"/>
    </style:style>
    <style:style style:name="P7" style:family="paragraph" style:parent-style-name="Standard">
      <style:text-properties officeooo:paragraph-rsid="0023ad33"/>
    </style:style>
    <style:style style:name="P8" style:family="paragraph" style:parent-style-name="Standard">
      <style:text-properties officeooo:paragraph-rsid="002593ca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dc :</text:p>
      <text:p text:style-name="P7"/>
      <text:p text:style-name="P7">garage_rdc : (2, 18, 0)</text:p>
      <text:p text:style-name="P7">cave1_rdc : (4, 13,5, 0)</text:p>
      <text:p text:style-name="P7">cave2_rdc : (10, 13, 0)</text:p>
      <text:p text:style-name="P7">couloir_rdc : (4, 11,5, 0)</text:p>
      <text:p text:style-name="P7">chambre1_rdc : (1, 6,5, 0)</text:p>
      <text:p text:style-name="P7">chambre2_rdc : (1, 9,5, 0)</text:p>
      <text:p text:style-name="P7">chambre3_rdc : (1, 13,5, 0)</text:p>
      <text:p text:style-name="P8">cuisine_rdc : (1, 3,5, 0)</text:p>
      <text:p text:style-name="P8">salle1_rdc : (2, 1,5, 0)</text:p>
      <text:p text:style-name="P8">salle2_rdc : (3,5, 1,5, 0)</text:p>
      <text:p text:style-name="P8">entree_rdc : (6, 3, 0)</text:p>
      <text:p text:style-name="P8">concierge_rdc : (7,5, 2, 0)</text:p>
      <text:p text:style-name="P1"/>
      <text:p text:style-name="P1">1<text:span text:style-name="T1">er</text:span> étage :</text:p>
      <text:p text:style-name="P2">sol_f1 : (0, 0, 2.3)</text:p>
      <text:p text:style-name="P3">couloir_f1 : (0, 0, 2.3)</text:p>
      <text:p text:style-name="P2">salon_f1 = <text:s/>(2, 15, 2.3)</text:p>
      <text:p text:style-name="P3">eau_f1 : (2, 6, 2.3)</text:p>
      <text:p text:style-name="P3">petitSalon_f1 : (0, 0, 2.3)</text:p>
      <text:p text:style-name="P3">cafe_f1 : (6, 2, 2.3)</text:p>
      <text:p text:style-name="P3">salle1_f1 : (10, 19, 2.3)</text:p>
      <text:p text:style-name="P3"/>
      <text:p text:style-name="P3">2ème étage :</text:p>
      <text:p text:style-name="P4">sol_f2 : (0, 0, 4.6)</text:p>
      <text:p text:style-name="P4">piscine_f2 : (0, 0, 4.6)</text:p>
      <text:p text:style-name="P4">salles_f2 : (3, 15, 4.6)</text:p>
      <text:p text:style-name="P5">couloir_f2 : (8, 16, 4.6)</text:p>
      <text:p text:style-name="P5">manger_f2 : (7.5, 6, 4.6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7:17:32.183000000</meta:creation-date>
    <dc:date>2015-10-23T17:12:22</dc:date>
    <meta:editing-duration>PT23M48S</meta:editing-duration>
    <meta:editing-cycles>6</meta:editing-cycles>
    <meta:generator>LibreOffice/4.0.4.2$Linux_X86_64 LibreOffice_project/400m0$Build-2</meta:generator>
    <meta:document-statistic meta:table-count="0" meta:image-count="0" meta:object-count="0" meta:page-count="1" meta:paragraph-count="27" meta:word-count="128" meta:character-count="606" meta:non-whitespace-character-count="504"/>
  </office:meta>
</office:document-meta>
</file>